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-color="#ffffff" draw:textarea-horizontal-align="justify" draw:textarea-vertical-align="top" draw:auto-grow-height="false" fo:min-height="3.129cm" fo:min-width="6.18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224cm" fo:min-width="4.197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767cm" fo:min-width="1.517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end="Arrow" draw:marker-end-width="0.356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draw:textarea-horizontal-align="justify" draw:textarea-vertical-align="middle" draw:auto-grow-height="false" fo:min-height="0.97cm" fo:min-width="4.149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138cm" fo:min-width="2.324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407cm" fo:min-width="4.031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731cm" svg:height="3.429cm" svg:x="10.478cm" svg:y="9.695cm">
          <text:p text:style-name="P1">VeriFa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47cm" svg:height="1.524cm" svg:x="11.446cm" svg:y="10.938cm">
          <text:p text:style-name="P1">Subset par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.731cm" svg:height="3.429cm" svg:x="1.421cm" svg:y="9.695cm">
          <text:p text:style-name="P1">GC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47cm" svg:height="1.524cm" svg:x="2.389cm" svg:y="10.938cm">
          <text:p text:style-name="P1">C99 pars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921cm" svg:height="2.921cm" svg:x="17.692cm" svg:y="14.9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3" draw:layer="layout" draw:type="curve" svg:x1="4.786cm" svg:y1="13.124cm" svg:x2="17.692cm" svg:y2="16.363cm" draw:start-shape="id1" draw:start-glue-point="2" draw:end-shape="id2" draw:end-glue-point="6" svg:d="M4786 13124c0 2160 4302 3239 12906 3239" svg:viewBox="0 0 12907 3240">
          <text:p/>
        </draw:connector>
        <draw:custom-shape draw:style-name="gr5" draw:text-style-name="P3" draw:layer="layout" svg:width="4.699cm" svg:height="1.27cm" svg:x="7.158cm" svg:y="16.067cm">
          <text:p text:style-name="P1">Compile error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4.064cm" svg:height="2.032cm" svg:x="1.324cm" svg:y="15.71cm">
          <text:p text:style-name="P1">ELF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786cm" svg:y1="13.124cm" svg:x2="4.793cm" svg:y2="16.007cm" draw:start-shape="id1" draw:start-glue-point="2" draw:end-shape="id3" draw:end-glue-point="11" svg:d="M4786 13124c0 1939 7 498 7 2883" svg:viewBox="0 0 8 2884">
          <text:p/>
        </draw:connector>
        <draw:custom-shape draw:style-name="gr5" draw:text-style-name="P3" draw:layer="layout" svg:width="4.699cm" svg:height="1.27cm" svg:x="0.958cm" svg:y="14.167cm">
          <text:p text:style-name="P1">Compil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3.843cm" svg:y1="13.124cm" svg:x2="19.153cm" svg:y2="14.902cm" draw:start-shape="id4" draw:start-glue-point="2" draw:end-shape="id2" draw:end-glue-point="4" svg:d="M13843 13124c0 1332 5310 443 5310 1778" svg:viewBox="0 0 5311 1779">
          <text:p/>
        </draw:connector>
        <draw:custom-shape draw:style-name="gr5" draw:text-style-name="P3" draw:layer="layout" svg:width="4.699cm" svg:height="1.27cm" svg:x="12.938cm" svg:y="13.978cm">
          <text:p text:style-name="P1">Verify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6.477cm" svg:height="2.413cm" svg:x="6.051cm" svg:y="5.569cm">
          <text:p text:style-name="P1">verify_target.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6.999cm" svg:y1="7.629cm" svg:x2="4.786cm" svg:y2="9.695cm" draw:start-shape="id5" draw:start-glue-point="7" draw:end-shape="id1" svg:d="M6999 7629c0 1813-2213 781-2213 2066" svg:viewBox="0 0 2214 2067">
          <text:p/>
        </draw:connector>
        <draw:custom-shape draw:style-name="gr7" draw:text-style-name="P2" draw:layer="layout" svg:width="6.477cm" svg:height="2.413cm" svg:x="1.818cm" svg:y="1.632cm">
          <text:p text:style-name="P1">Original</text:p>
          <text:p text:style-name="P1">C h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6.477cm" svg:height="2.413cm" svg:x="1.564cm" svg:y="1.505cm">
          <text:p text:style-name="P1">Original</text:p>
          <text:p text:style-name="P1">C h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477cm" svg:height="2.413cm" svg:x="1.256cm" svg:y="1.378cm">
          <text:p text:style-name="P1">Original</text:p>
          <text:p text:style-name="P1">C h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477cm" svg:height="2.413cm" svg:x="9.764cm" svg:y="1.706cm">
          <text:p text:style-name="P1">Original</text:p>
          <text:p text:style-name="P1">C h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6.477cm" svg:height="2.413cm" svg:x="9.51cm" svg:y="1.579cm">
          <text:p text:style-name="P1">Original</text:p>
          <text:p text:style-name="P1">C h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477cm" svg:height="2.413cm" svg:x="9.202cm" svg:y="1.452cm">
          <text:p text:style-name="P1">Pseud</text:p>
          <text:p text:style-name="P1">C h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2.749cm" svg:y1="3.992cm" svg:x2="11.58cm" svg:y2="5.922cm" draw:start-shape="id6" draw:start-glue-point="8" draw:end-shape="id5" draw:end-glue-point="11" svg:d="M12749 3992c0 1182-1169 217-1169 1930" svg:viewBox="0 0 1170 1931">
          <text:p/>
        </draw:connector>
        <draw:connector draw:style-name="gr4" draw:text-style-name="P3" draw:layer="layout" draw:type="curve" svg:x1="20.186cm" svg:y1="15.329cm" svg:x2="15.987cm" svg:y2="2.786cm" draw:start-shape="id2" draw:start-glue-point="11" draw:end-shape="id6" draw:end-glue-point="10" svg:d="M20186 15329c0-8362-1399-12543-4199-12543" svg:viewBox="0 0 4200 12544">
          <text:p/>
        </draw:connector>
        <draw:custom-shape draw:style-name="gr5" draw:text-style-name="P3" draw:layer="layout" svg:width="4.699cm" svg:height="1.27cm" draw:transform="skewX (0.0141371669411541) translate (19.238cm 8.378cm)">
          <text:p text:style-name="P1">Inject</text:p>
          <text:p text:style-name="P1">assertion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.802cm" svg:y1="3.918cm" svg:x2="6.999cm" svg:y2="5.922cm" draw:start-shape="id7" draw:end-shape="id5" draw:end-glue-point="5" svg:d="M4802 3918c0 1237 2197 236 2197 2004" svg:viewBox="0 0 2198 2005">
          <text:p/>
        </draw:connector>
        <draw:custom-shape draw:style-name="gr5" draw:text-style-name="P3" draw:layer="layout" svg:width="4.699cm" svg:height="1.27cm" svg:x="6.838cm" svg:y="4.078cm">
          <text:p text:style-name="P1">Select heade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1.58cm" svg:y1="7.629cm" svg:x2="13.843cm" svg:y2="9.695cm" draw:start-shape="id5" draw:start-glue-point="9" draw:end-shape="id4" svg:d="M11580 7629c0 1813 2263 781 2263 2066" svg:viewBox="0 0 2264 2067">
          <text:p/>
        </draw:connector>
        <draw:connector draw:style-name="gr4" draw:text-style-name="P3" draw:layer="layout" draw:type="curve" svg:x1="20.186cm" svg:y1="15.329cm" svg:x2="12.528cm" svg:y2="6.776cm" draw:start-shape="id2" draw:start-glue-point="11" draw:end-shape="id5" draw:end-glue-point="10" svg:d="M20186 15329c0-5702-2552-8553-7658-8553" svg:viewBox="0 0 7659 85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4:49:51.901294441</meta:creation-date>
    <dc:date>2018-03-24T17:57:46.865020615</dc:date>
    <meta:editing-duration>PT30M56S</meta:editing-duration>
    <meta:editing-cycles>32</meta:editing-cycles>
    <meta:generator>LibreOffice/6.0.2.1.0$Linux_X86_64 LibreOffice_project/00m0$Build-1</meta:generator>
    <meta:document-statistic meta:object-count="27"/>
  </office:meta>
</office:document-meta>
</file>